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Oxygen" svg:font-family="Oxygen"/>
    <style:font-face style:name="Adobe Fan Heiti Std" svg:font-family="'Adobe Fan Heiti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" style:family="paragraph" style:parent-style-name="Heading_20_1">
      <style:text-properties style:font-name="Arial" fo:font-size="12pt" style:font-size-asian="12pt" style:font-size-complex="12pt"/>
    </style:style>
    <style:style style:name="P3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fo:line-height="114%" style:writing-mode="lr-tb"/>
      <style:text-properties style:font-name="Arial" fo:font-size="12pt" style:font-size-asian="12pt" style:font-size-complex="12pt"/>
    </style:style>
    <style:style style:name="P7" style:family="paragraph" style:parent-style-name="Text_20_body" style:list-style-name="L1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8" style:family="paragraph" style:parent-style-name="Text_20_body" style:list-style-name="L1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9" style:family="paragraph" style:parent-style-name="Text_20_body" style:list-style-name="L1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 style:list-style-name="L1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 style:list-style-name="L1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 style:list-style-name="L1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 style:list-style-name="L18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15" style:family="paragraph" style:parent-style-name="Text_20_body">
      <style:paragraph-properties fo:margin-top="0.353cm" fo:margin-bottom="0cm" fo:line-height="114%" style:writing-mode="lr-tb"/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16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7" style:family="paragraph" style:parent-style-name="Heading_20_3">
      <style:paragraph-properties fo:margin-top="0.282cm" fo:margin-bottom="0cm" fo:line-height="114%" style:writing-mode="lr-tb"/>
      <style:text-properties style:font-name="Arial" fo:font-size="12pt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666666" style:text-line-through-style="none" fo:font-style="normal" style:text-underline-style="none" fo:font-weight="bold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stfall för PHP-projektet Springsidan <text:s/></text:h>
      <text:p text:style-name="P4">_____________________________________________________________________</text:p>
      <text:h text:style-name="P2" text:outline-level="1"><text:span text:style-name="T2">TF1.1 <text:line-break/>Registrera användare</text:span></text:h>
      <text:p text:style-name="P6"><text:span text:style-name="T3">Syfte att en ny användare kan registrera sig för användning av Springsidan.</text:span></text:p>
      <text:h text:style-name="P17" text:outline-level="3"><text:span text:style-name="T5">Efterkrav</text:span></text:h>
      <text:p text:style-name="P5">Användaren kan logga in sig på sidan.</text:p>
      <text:h text:style-name="P17" text:outline-level="3"><text:span text:style-name="T5">Scenario</text:span></text:h>
      <text:list xml:id="list8850784192802173198" text:style-name="L16">
        <text:list-item>
          <text:p text:style-name="P7"><text:span text:style-name="T1">Startsidan-&gt;Registrera användare</text:span></text:p>
        </text:list-item>
        <text:list-item>
          <text:p text:style-name="P11">Formulär visas</text:p>
        </text:list-item>
        <text:list-item>
          <text:p text:style-name="P11">Fyll i valfritt användarnamn, lösenord, e-postadress. Klicka på Registrera.</text:p>
        </text:list-item>
        <text:list-item>
          <text:p text:style-name="P11">Bekräftelsemeddelande att registreringen lyckades.</text:p>
        </text:list-item>
      </text:list>
      <text:p text:style-name="P3">_____________________________________________________________________</text:p>
      <text:h text:style-name="P2" text:outline-level="1"><text:span text:style-name="T2">TF1.2 <text:line-break/>Misslyckad registrering – inga uppgifter</text:span></text:h>
      <text:p text:style-name="P6"><text:span text:style-name="T3">Syfte att en ny användare ej kan registrera sig utan att fylla i tillräckliga uppgifter.</text:span></text:p>
      <text:h text:style-name="P16" text:outline-level="3">Efterkrav</text:h>
      <text:p text:style-name="P5">Användaren blev ej registrerad.</text:p>
      <text:h text:style-name="P17" text:outline-level="3"><text:span text:style-name="T5">Scenario</text:span></text:h>
      <text:list xml:id="list5958143885285119684" text:style-name="L17">
        <text:list-item>
          <text:p text:style-name="P8"><text:span text:style-name="T1">Startsidan-&gt;Registrera användare</text:span></text:p>
        </text:list-item>
        <text:list-item>
          <text:p text:style-name="P12">Formulär visas</text:p>
        </text:list-item>
        <text:list-item>
          <text:p text:style-name="P12">Lämna formuläret tomt. Klicka på Registrera.</text:p>
        </text:list-item>
        <text:list-item>
          <text:p text:style-name="P12">Felmeddelande – Uppgiftermåste anges. OBS. gäller även om JS är avslaget.</text:p>
        </text:list-item>
      </text:list>
      <text:p text:style-name="P3">_____________________________________________________________________</text:p>
      <text:h text:style-name="P2" text:outline-level="1"><text:span text:style-name="T2">TF1.3 <text:line-break/>Misslyckad registrering – ogiltig emailadress</text:span></text:h>
      <text:p text:style-name="P6"><text:span text:style-name="T3">Syfte att en ny användare ej kan registrera sig utan att fylla i tillräckliga uppgifter.</text:span></text:p>
      <text:h text:style-name="P16" text:outline-level="3">Efterkrav</text:h>
      <text:p text:style-name="P6"><text:span text:style-name="T3">Användaren blev ej registrerad.</text:span></text:p>
      <text:h text:style-name="P17" text:outline-level="3"><text:span text:style-name="T5">Scenario</text:span></text:h>
      <text:list xml:id="list7242814733149967481" text:style-name="L18">
        <text:list-item>
          <text:p text:style-name="P9"><text:span text:style-name="T1">Startsidan-&gt;Registrera användare</text:span></text:p>
        </text:list-item>
        <text:list-item>
          <text:p text:style-name="P13">Formulär visas</text:p>
        </text:list-item>
        <text:list-item>
          <text:p text:style-name="P13">Fyll i felaktigt format på e-postadressen. Klicka på Registrera.</text:p>
        </text:list-item>
        <text:list-item>
          <text:p text:style-name="P13">Felmeddelande – Ogiltig e-post. OBS. gäller även om JS är avslaget.</text:p>
        </text:list-item>
      </text:list>
      <text:p text:style-name="P3">_____________________________________________________________________</text:p>
      <text:h text:style-name="P2" text:outline-level="1"><text:soft-page-break/><text:span text:style-name="T2">TF2.1 <text:line-break/>Inloggning </text:span></text:h>
      <text:p text:style-name="P6"><text:span text:style-name="T3">Syfte att användaren efter inloggning med rätt uppgifter blir inloggad.</text:span></text:p>
      <text:h text:style-name="P16" text:outline-level="3">Efterkrav</text:h>
      <text:p text:style-name="P6"><text:span text:style-name="T3">Inloggad, visar sida för detta.</text:span></text:p>
      <text:h text:style-name="P17" text:outline-level="3"><text:span text:style-name="T5">Scenario</text:span></text:h>
      <text:list xml:id="list1709298727" text:continue-numbering="true" text:style-name="L18">
        <text:list-item>
          <text:p text:style-name="P9"><text:span text:style-name="T1">Startsidan</text:span></text:p>
        </text:list-item>
        <text:list-item>
          <text:p text:style-name="P13">Logga in med giltiga användaruppgifter.</text:p>
        </text:list-item>
        <text:list-item>
          <text:p text:style-name="P13">Inloggad sida visas</text:p>
        </text:list-item>
      </text:list>
      <text:p text:style-name="P3">_____________________________________________________________________</text:p>
      <text:h text:style-name="P2" text:outline-level="1"><text:span text:style-name="T2">TF2.2 <text:line-break/>Inloggning – inga uppgifter</text:span></text:h>
      <text:p text:style-name="P6"><text:span text:style-name="T3">Syfte att användaren efter inloggning utan uppgifter INTE blir inloggad.</text:span></text:p>
      <text:h text:style-name="P16" text:outline-level="3">Efterkrav</text:h>
      <text:p text:style-name="P6"><text:span text:style-name="T3">Startsidan och felmeddelande.</text:span></text:p>
      <text:h text:style-name="P17" text:outline-level="3"><text:span text:style-name="T5">Scenario</text:span></text:h>
      <text:list xml:id="list1056618192" text:continue-numbering="true" text:style-name="L18">
        <text:list-item>
          <text:p text:style-name="P9"><text:span text:style-name="T1">Startsidan</text:span></text:p>
        </text:list-item>
        <text:list-item>
          <text:p text:style-name="P13">Tryck på Logga in, utan att fylla i användaruppgifter.</text:p>
        </text:list-item>
        <text:list-item>
          <text:p text:style-name="P13">Startsidan visas forfarande, meddelande om att uppgifter måste anges.<text:line-break/>OBS. Gäller oavsett om bara ett av fälten lämnas tomma.</text:p>
        </text:list-item>
      </text:list>
      <text:p text:style-name="P3">_____________________________________________________________________</text:p>
      <text:h text:style-name="P2" text:outline-level="1"><text:span text:style-name="T2">TF2.3 <text:line-break/>Inloggning – fel uppgifter</text:span></text:h>
      <text:p text:style-name="P6"><text:span text:style-name="T3">Syfte att användaren efter inloggning med fel uppgifter INTE blir inloggad.</text:span></text:p>
      <text:h text:style-name="P16" text:outline-level="3">Efterkrav</text:h>
      <text:p text:style-name="P6"><text:span text:style-name="T3">Startsidan och felmeddelande.</text:span></text:p>
      <text:h text:style-name="P17" text:outline-level="3"><text:span text:style-name="T5">Scenario</text:span></text:h>
      <text:list xml:id="list801335323" text:continue-numbering="true" text:style-name="L18">
        <text:list-item>
          <text:p text:style-name="P9"><text:span text:style-name="T1">Startsidan</text:span></text:p>
        </text:list-item>
        <text:list-item>
          <text:p text:style-name="P13">Fyll i felaktiga uppgifter och tryck på Logga in.</text:p>
        </text:list-item>
        <text:list-item>
          <text:p text:style-name="P13">Startsidan visas forfarande, meddelande om att uppgifter är felaktiga.<text:line-break/>OBS. Gäller oavsett om bara ett av fälten är fel.</text:p>
        </text:list-item>
      </text:list>
      <text:p text:style-name="P3">_____________________________________________________________________</text:p>
      <text:h text:style-name="P2" text:outline-level="1"><text:span text:style-name="T2">TF3.1 <text:line-break/>Inloggad – via uppgifter - READ</text:span></text:h>
      <text:p text:style-name="P6"><text:span text:style-name="T3">Syfte att användaren efter inloggning får se sin egen startsida.</text:span></text:p>
      <text:h text:style-name="P16" text:outline-level="3">Efterkrav</text:h>
      <text:p text:style-name="P6"><text:span text:style-name="T3">Visning av rätt uppgifter på startsidan.</text:span></text:p>
      <text:h text:style-name="P17" text:outline-level="3"><text:soft-page-break/><text:span text:style-name="T5">Scenario</text:span></text:h>
      <text:list xml:id="list934482746" text:continue-numbering="true" text:style-name="L18">
        <text:list-item>
          <text:p text:style-name="P9"><text:span text:style-name="T1">Lyckad inloggning.</text:span></text:p>
        </text:list-item>
        <text:list-item>
          <text:p text:style-name="P13">Visning av användarnamnet.</text:p>
        </text:list-item>
        <text:list-item>
          <text:p text:style-name="P13">Visning av knapp Statistik</text:p>
        </text:list-item>
        <text:list-item>
          <text:p text:style-name="P13">Visning av knapp för att lägga till nytt träningspass.</text:p>
        </text:list-item>
        <text:list-item>
          <text:p text:style-name="P13">Befintliga träningspass visas i lista under, men knappar bredvid för att ändra eller radera.</text:p>
          <text:p text:style-name="P13">Visas i formatet, exempel:<text:line-break/>Datum<text:tab/> <text:s text:c="3"/>Typ <text:s/><text:tab/>Längd (km) <text:s/>Tid <text:s/><text:tab/>Snitt/km <text:s/>Kommentar <text:s/>Val</text:p>
          <text:p text:style-name="P13">140909 <text:s text:c="2"/>Gå <text:s text:c="11"/>5 <text:s/><text:tab/><text:tab/>39 min<text:tab/><text:tab/><text:tab/> <text:s text:c="4"/>Radera / Ändra<text:tab/></text:p>
          <text:p text:style-name="P13">140909 <text:s text:c="2"/>Jogg <text:s text:c="8"/>5<text:tab/><text:tab/>30 min<text:tab/><text:tab/><text:tab/> <text:s text:c="4"/>Radera / Ändra<text:tab/></text:p>
          <text:p text:style-name="P13">140909 <text:s text:c="2"/>Spring <text:s text:c="6"/>5<text:tab/><text:tab/>25 min <text:s text:c="36"/>Radera / Ändra<text:tab/></text:p>
          <text:p text:style-name="P13">140909 <text:s text:c="2"/>Intervall <text:s text:c="4"/>5<text:tab/><text:tab/>31 min<text:tab/> <text:s text:c="25"/>Radera / Ändra<text:tab/></text:p>
        </text:list-item>
      </text:list>
      <text:p text:style-name="P3">_____________________________________________________________________</text:p>
      <text:h text:style-name="P2" text:outline-level="1"><text:span text:style-name="T2">TF3.2 <text:line-break/>Inloggad – visa statistik - READ</text:span></text:h>
      <text:p text:style-name="P6"><text:span text:style-name="T3">Syfte att användaren kan visa statistik från sin startsida.</text:span></text:p>
      <text:h text:style-name="P16" text:outline-level="3">Efterkrav</text:h>
      <text:p text:style-name="P6"><text:span text:style-name="T3">Visning av statistik.</text:span></text:p>
      <text:h text:style-name="P17" text:outline-level="3"><text:span text:style-name="T5">Scenario</text:span></text:h>
      <text:list xml:id="list1065260933" text:continue-numbering="true" text:style-name="L18">
        <text:list-item>
          <text:p text:style-name="P9"><text:span text:style-name="T1">Lyckad inloggning.</text:span></text:p>
        </text:list-item>
        <text:list-item>
          <text:p text:style-name="P13">Visning av användarnamnet.</text:p>
        </text:list-item>
        <text:list-item>
          <text:p text:style-name="P13">Visning av knapp Statistik</text:p>
        </text:list-item>
        <text:list-item>
          <text:p text:style-name="P13">Visning av knapp för att lägga till nytt träningspass.</text:p>
        </text:list-item>
        <text:list-item>
          <text:p text:style-name="P13">Befintliga träningspass visas i lista under, men knappar bredvid för att ändra eller radera.</text:p>
        </text:list-item>
      </text:list>
      <text:p text:style-name="P10"/>
      <text:list xml:id="list2178478961" text:continue-numbering="true" text:style-name="L18">
        <text:list-item>
          <text:p text:style-name="P14"><text:span text:style-name="T4">Klicka på Statistik</text:span></text:p>
        </text:list-item>
        <text:list-item>
          <text:p text:style-name="P14"><text:span text:style-name="T4">Visas gör Total sträcka, total tid, total snittid/km för rubrikerna</text:span></text:p>
        </text:list-item>
        <text:list-item>
          <text:p text:style-name="P14"><text:span text:style-name="T4">Denna vecka, Denna månad, Detta år.<text:tab/></text:span></text:p>
        </text:list-item>
      </text:list>
      <text:p text:style-name="P3">_____________________________________________________________________</text:p>
      <text:h text:style-name="P2" text:outline-level="1"><text:span text:style-name="T2">TF3.2 <text:line-break/>Inloggad – visa förfinad statistik - READ</text:span></text:h>
      <text:p text:style-name="P6"><text:span text:style-name="T3">Syfte att användaren även kan visa förfinad statistik från statistiksidan.</text:span></text:p>
      <text:h text:style-name="P16" text:outline-level="3">Efterkrav</text:h>
      <text:p text:style-name="P6"><text:span text:style-name="T3">Visning av förfinad statistik.</text:span></text:p>
      <text:h text:style-name="P17" text:outline-level="3"><text:span text:style-name="T5">Scenario</text:span></text:h>
      <text:list xml:id="list1008859246" text:continue-numbering="true" text:style-name="L18">
        <text:list-item>
          <text:p text:style-name="P14"><text:span text:style-name="T4">Visning av statistiksidan (se TF3.2)</text:span></text:p>
        </text:list-item>
        <text:list-item>
          <text:p text:style-name="P14"><text:span text:style-name="T4">Allmän statistik visas (se TF3.2)</text:span></text:p>
        </text:list-item>
        <text:list-item>
          <text:p text:style-name="P14"><text:span text:style-name="T4">Klicka på förfinad statistik för att filtrera på typ eller tidsperiod.</text:span></text:p>
        </text:list-item>
      </text:list>
      <text:p text:style-name="P3">_____________________________________________________________________</text:p>
      <text:h text:style-name="P2" text:outline-level="1"><text:soft-page-break/><text:span text:style-name="T2">TF4.1 <text:line-break/>Inloggad – lägg till nytt träningspass - CREATE</text:span></text:h>
      <text:p text:style-name="P6"><text:span text:style-name="T3">Syfte att användaren ska kunna registrera ett nytt träningspass.</text:span></text:p>
      <text:h text:style-name="P16" text:outline-level="3">Efterkrav</text:h>
      <text:p text:style-name="P6"><text:span text:style-name="T3">Nytt träningspass väljs.</text:span></text:p>
      <text:h text:style-name="P17" text:outline-level="3"><text:span text:style-name="T5">Scenario</text:span></text:h>
      <text:list xml:id="list1275613879" text:continue-numbering="true" text:style-name="L18">
        <text:list-item>
          <text:p text:style-name="P14"><text:span text:style-name="T4">Från inloggad startsida, klicka på knappen ”Lägg till Nytt träningspass”<text:line-break/>Ovanför listan</text:span></text:p>
        </text:list-item>
        <text:list-item>
          <text:p text:style-name="P14"><text:span text:style-name="T4">Fält att fylla i:<text:line-break/>Datum – (Default dagens datum, ändringsbart)</text:span></text:p>
          <text:p text:style-name="P14"><text:span text:style-name="T4">Typ – Dropdown, val gå, jogg, spring, intervall</text:span></text:p>
          <text:p text:style-name="P14"><text:span text:style-name="T4">Längd(km) FÄLT (max 3 heltal) . NYTT FÄLT (max1 heltal)</text:span></text:p>
          <text:p text:style-name="P14"><text:span text:style-name="T4">Tid - 3 fält Timmar, minuter, sekunder</text:span></text:p>
          <text:p text:style-name="P14"><text:span text:style-name="T4">Kommentar – Fritextfält, max 140 tecken.</text:span></text:p>
        </text:list-item>
        <text:list-item>
          <text:p text:style-name="P14"><text:span text:style-name="T4">Validering av alla fält, ska fungera utan JS.</text:span></text:p>
        </text:list-item>
        <text:list-item>
          <text:p text:style-name="P14"><text:span text:style-name="T4">Efter lyckad inmatning, meddelande om detta.</text:span></text:p>
        </text:list-item>
        <text:list-item>
          <text:p text:style-name="P14"><text:span text:style-name="T4">Träningspass läggs till i listan. </text:span></text:p>
        </text:list-item>
        <text:list-item>
          <text:p text:style-name="P14"><text:span text:style-name="T4">Snitt/km räknas ut av applikationen och visas i listan.</text:span></text:p>
        </text:list-item>
      </text:list>
      <text:p text:style-name="P15">_____________________________________________________________________</text:p>
      <text:h text:style-name="P2" text:outline-level="1"><text:span text:style-name="T2">TF5.1 <text:line-break/>Inloggad – ändra träningspass - UPDATE</text:span></text:h>
      <text:p text:style-name="P6"><text:span text:style-name="T3">Syfte att användaren ska kunna ändra ett befintligt träningspass.</text:span></text:p>
      <text:h text:style-name="P16" text:outline-level="3">Efterkrav</text:h>
      <text:p text:style-name="P6"><text:span text:style-name="T3">Träningspass ändras.</text:span></text:p>
      <text:h text:style-name="P17" text:outline-level="3"><text:span text:style-name="T5">Scenario</text:span></text:h>
      <text:list xml:id="list674875774" text:continue-numbering="true" text:style-name="L18">
        <text:list-item>
          <text:p text:style-name="P14"><text:span text:style-name="T4">Från inloggad startsida, klicka på knappen ”ändra” bredvid valfritt träningspass i listan.</text:span></text:p>
        </text:list-item>
        <text:list-item>
          <text:p text:style-name="P14"><text:span text:style-name="T4">Fälten visas med befintliga värden, men ändringsbara.<text:line-break/>Datum – ändringsbart.</text:span></text:p>
          <text:p text:style-name="P14"><text:span text:style-name="T4">Typ – Dropdown, val gå, jogg, spring, intervall</text:span></text:p>
          <text:p text:style-name="P14"><text:span text:style-name="T4">Längd(km) FÄLT (max 3 heltal) . NYTT FÄLT (max1 heltal)</text:span></text:p>
          <text:p text:style-name="P14"><text:span text:style-name="T4">Tid - 3 fält Timmar, minuter, sekunder</text:span></text:p>
          <text:p text:style-name="P14"><text:span text:style-name="T4">Kommentar – Fritextfält, max 140 tecken.</text:span></text:p>
        </text:list-item>
        <text:list-item>
          <text:p text:style-name="P14"><text:span text:style-name="T4">Validering av alla fält, ska fungera utan JS.</text:span></text:p>
        </text:list-item>
        <text:list-item>
          <text:p text:style-name="P14"><text:span text:style-name="T4">Efter lyckad ändring, meddelande om detta.</text:span></text:p>
        </text:list-item>
        <text:list-item>
          <text:p text:style-name="P14"><text:span text:style-name="T4">Ändrat träningspass ses i listan.</text:span></text:p>
        </text:list-item>
        <text:list-item>
          <text:p text:style-name="P14"><text:span text:style-name="T4">Ev nytt snitt/km räknas ut av applikationen och visas i listan.</text:span></text:p>
        </text:list-item>
      </text:list>
      <text:p text:style-name="P15">_____________________________________________________________________</text:p>
      <text:p text:style-name="P1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Oxygen" svg:font-family="Oxygen"/>
    <style:font-face style:name="Adobe Fan Heiti Std" svg:font-family="'Adobe Fan Heiti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5:06:50</meta:creation-date>
    <meta:generator>OpenOffice/4.1.0$Unix OpenOffice.org_project/410m18$Build-9764</meta:generator>
    <dc:date>2014-09-21T16:16:30</dc:date>
    <meta:editing-duration>PT1H9M41S</meta:editing-duration>
    <meta:editing-cycles>45</meta:editing-cycles>
    <meta:document-statistic meta:table-count="0" meta:image-count="0" meta:object-count="0" meta:page-count="4" meta:paragraph-count="130" meta:word-count="770" meta:character-count="5705"/>
  </office:meta>
</office:document-meta>
</file>